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66cc"/>
    </style:style>
    <style:style style:name="ce6" style:family="table-cell" style:parent-style-name="Default" style:data-style-name="N107">
      <style:table-cell-properties fo:background-color="#ffffcc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ce6"/>
        <table:table-column table:style-name="co2" table:number-columns-repeated="3" table:default-cell-style-name="ce8"/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 table:number-columns-spanned="3" table:number-rows-spanned="1">
            <text:p>Mediana de 4 execuções no supercomputador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Implementação em árvore – Tempo (ms)</text:p>
          </table:table-cell>
          <table:covered-table-cell table:style-name="ce4"/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ores/trapezoides</text:p>
          </table:table-cell>
          <table:table-cell table:style-name="ce5" table:formula="of:=1024*1024" office:value-type="float" office:value="1048576" calcext:value-type="float">
            <text:p>1048576</text:p>
          </table:table-cell>
          <table:table-cell table:style-name="ce5" table:formula="of:=2048*1024" office:value-type="float" office:value="2097152" calcext:value-type="float">
            <text:p>2097152</text:p>
          </table:table-cell>
          <table:table-cell table:style-name="ce5" table:formula="of:=1024*4096" office:value-type="float" office:value="4194304" calcext:value-type="float">
            <text:p>4194304</text:p>
          </table:table-cell>
          <table:table-cell table:style-name="ce7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EDIAN(0.9536743; 0.9536743; 0; 1.192093)" office:value-type="float" office:value="0.9536743" calcext:value-type="float">
            <text:p>0,954</text:p>
          </table:table-cell>
          <table:table-cell table:number-columns-repeated="2" office:value-type="float" office:value="0.9536743" calcext:value-type="float">
            <text:p>0,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EDIAN(9.059906; 0.1001358; 7.867813; 8.106232)" office:value-type="float" office:value="7.9870225" calcext:value-type="float">
            <text:p>7,987</text:p>
          </table:table-cell>
          <table:table-cell table:formula="of:=MEDIAN( 10.01358; 10.01358; 7.867813; 9.059906)" office:value-type="float" office:value="9.536743" calcext:value-type="float">
            <text:p>9,537</text:p>
          </table:table-cell>
          <table:table-cell table:formula="of:=MEDIAN(10.01358; 7.152557; 7.152557; 7.152557)" office:value-type="float" office:value="7.152557" calcext:value-type="float">
            <text:p>7,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EDIAN(17.16614; 18.11981; 15.97404; 19.07349)" office:value-type="float" office:value="17.642975" calcext:value-type="float">
            <text:p>17,643</text:p>
          </table:table-cell>
          <table:table-cell table:formula="of:=MEDIAN(15.97404; 15.97404; 17.1661; 14.78195)" office:value-type="float" office:value="15.97404" calcext:value-type="float">
            <text:p>15,974</text:p>
          </table:table-cell>
          <table:table-cell table:formula="of:=MEDIAN(17.16614; 14.0667; 13.11302; 13.82828)" office:value-type="float" office:value="13.94749" calcext:value-type="float">
            <text:p>13,9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EDIAN(26.9413; 25.98763; 31.94809; 25.03395)" office:value-type="float" office:value="26.464465" calcext:value-type="float">
            <text:p>26,464</text:p>
          </table:table-cell>
          <table:table-cell table:formula="of:=MEDIAN(24.79553; 22.17293; 25.98763; 20.98083)" office:value-type="float" office:value="23.48423" calcext:value-type="float">
            <text:p>23,484</text:p>
          </table:table-cell>
          <table:table-cell table:formula="of:=MEDIAN(23.1266; 22.88818; 19.07349; 22.88818)" office:value-type="float" office:value="22.88818" calcext:value-type="float">
            <text:p>22,88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EDIAN(29.08707; 41.008; 35.04753; 40.05432)" office:value-type="float" office:value="37.550925" calcext:value-type="float">
            <text:p>37,551</text:p>
          </table:table-cell>
          <table:table-cell table:formula="of:=MEDIAN(42.91534; 51.97525; 39.8159; 36.00121)" office:value-type="float" office:value="41.36562" calcext:value-type="float">
            <text:p>41,366</text:p>
          </table:table-cell>
          <table:table-cell table:formula="of:=MEDIAN(35.04753; 45.06111; 42.91534; 30.04074)" office:value-type="float" office:value="38.981435" calcext:value-type="float">
            <text:p>38,98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EDIAN(97.99004; 69.14139; 82.01599; 71.04874)" office:value-type="float" office:value="76.532365" calcext:value-type="float">
            <text:p>76,532</text:p>
          </table:table-cell>
          <table:table-cell table:formula="of:=MEDIAN(98.94371; 74.86343; 84.87701; 60.08148)" office:value-type="float" office:value="79.87022" calcext:value-type="float">
            <text:p>79,870</text:p>
          </table:table-cell>
          <table:table-cell table:formula="of:=MEDIAN( 87.97646; 67.9493; 67.9493; 57.93571)" office:value-type="float" office:value="67.9493" calcext:value-type="float">
            <text:p>67,949</text:p>
          </table:table-cell>
          <table:table-cell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Implementação com MPI_Reduce – Tempo (ms)</text:p>
          </table:table-cell>
          <table:covered-table-cell table:style-name="ce4"/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ores/trapezoides</text:p>
          </table:table-cell>
          <table:table-cell table:style-name="ce5" table:formula="of:=1024*1024" office:value-type="float" office:value="1048576" calcext:value-type="float">
            <text:p>1048576</text:p>
          </table:table-cell>
          <table:table-cell table:style-name="ce5" table:formula="of:=2048*1024" office:value-type="float" office:value="2097152" calcext:value-type="float">
            <text:p>2097152</text:p>
          </table:table-cell>
          <table:table-cell table:style-name="ce5" table:formula="of:=1024*4096" office:value-type="float" office:value="4194304" calcext:value-type="float">
            <text:p>4194304</text:p>
          </table:table-cell>
          <table:table-cell table:style-name="ce7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EDIAN(18.11981; 18.11981; 17.16614; 17.16614)" office:value-type="float" office:value="17.642975" calcext:value-type="float">
            <text:p>17,643</text:p>
          </table:table-cell>
          <table:table-cell table:formula="of:=MEDIAN( 19.07349; 18.11981; 19.78874; 18.11981)" office:value-type="float" office:value="18.59665" calcext:value-type="float">
            <text:p>18,597</text:p>
          </table:table-cell>
          <table:table-cell table:formula="of:=MEDIAN(18.11981; 19.07349; 18.11981; 17.88139)" office:value-type="float" office:value="18.11981" calcext:value-type="float">
            <text:p>18,1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EDIAN(28.84865; 30.04074; 31.94809; 34.09386)" office:value-type="float" office:value="30.994415" calcext:value-type="float">
            <text:p>30,994</text:p>
          </table:table-cell>
          <table:table-cell table:formula="of:=MEDIAN(34.09386; 30.99442; 30.04074;  30.99442)" office:value-type="float" office:value="30.99442" calcext:value-type="float">
            <text:p>30,994</text:p>
          </table:table-cell>
          <table:table-cell table:formula="of:=MEDIAN(35.04753; 35.04753; 33.14018; 32.18651)" office:value-type="float" office:value="34.093855" calcext:value-type="float">
            <text:p>34,0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EDIAN(38.86223; 41.96167; 35.04753; 41.008)" office:value-type="float" office:value="39.935115" calcext:value-type="float">
            <text:p>39,935</text:p>
          </table:table-cell>
          <table:table-cell table:formula="of:=MEDIAN(41.96167; 36.95488; 44.82269; 44.82269)" office:value-type="float" office:value="43.39218" calcext:value-type="float">
            <text:p>43,392</text:p>
          </table:table-cell>
          <table:table-cell table:formula="of:=MEDIAN(46.01479; 26.9413; 28.13339; 27.89497)" office:value-type="float" office:value="28.01418" calcext:value-type="float">
            <text:p>28,0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EDIAN(41.008; 4.005432; 41.96167; 48.16055)" office:value-type="float" office:value="41.484835" calcext:value-type="float">
            <text:p>41,485</text:p>
          </table:table-cell>
          <table:table-cell table:formula="of:=MEDIAN( 40.05432; 53.8826; 43.15376; 45.06111)" office:value-type="float" office:value="44.107435" calcext:value-type="float">
            <text:p>44,107</text:p>
          </table:table-cell>
          <table:table-cell table:formula="of:=MEDIAN(55.78995; 41.008; 35.04753; 31.94809)" office:value-type="float" office:value="38.027765" calcext:value-type="float">
            <text:p>38,02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EDIAN(59.84306; 57.93571; 65.80353; 58.88939)" office:value-type="float" office:value="59.366225" calcext:value-type="float">
            <text:p>59,366</text:p>
          </table:table-cell>
          <table:table-cell table:formula="of:=MEDIAN(48.16055; 38.14697; 52.92892; 36.95488)" office:value-type="float" office:value="43.15376" calcext:value-type="float">
            <text:p>43,154</text:p>
          </table:table-cell>
          <table:table-cell table:formula="of:=MEDIAN(56.02837; 42.91534; 49.11423; 48.16055)" office:value-type="float" office:value="48.63739" calcext:value-type="float">
            <text:p>48,63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EDIAN(122.7856 ; 106.0963; 78.91655; 88.93013)" office:value-type="float" office:value="97.513215" calcext:value-type="float">
            <text:p>97,513</text:p>
          </table:table-cell>
          <table:table-cell table:formula="of:=MEDIAN(87.02278; 68.90297; 83.92334; 81.06232)" office:value-type="float" office:value="82.49283" calcext:value-type="float">
            <text:p>82,493</text:p>
          </table:table-cell>
          <table:table-cell table:formula="of:=MEDIAN( 99.89738; 79.87022; 87.97646; 104.9042)" office:value-type="float" office:value="93.93692" calcext:value-type="float">
            <text:p>93,9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0:26:39.92168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00:42.753095243</meta:creation-date>
    <dc:date>2017-11-04T22:22:22.151029774</dc:date>
    <meta:editing-duration>PT9H44M21S</meta:editing-duration>
    <meta:editing-cycles>6</meta:editing-cycles>
    <meta:generator>LibreOffice/5.1.6.2$Linux_X86_64 LibreOffice_project/10m0$Build-2</meta:generator>
    <meta:document-statistic meta:table-count="1" meta:cell-count="59" meta:object-count="0"/>
  </office:meta>
</office:document-meta>
</file>